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Heading_20_2">
      <style:text-properties fo:background-color="#ffff00"/>
    </style:style>
    <style:style style:name="P3" style:family="paragraph" style:parent-style-name="Standard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dfc6e" officeooo:paragraph-rsid="001dfc6e"/>
    </style:style>
    <style:style style:name="P5" style:family="paragraph" style:parent-style-name="Heading_20_2">
      <style:text-properties officeooo:rsid="00207271" officeooo:paragraph-rsid="00207271"/>
    </style:style>
    <style:style style:name="P6" style:family="paragraph" style:parent-style-name="Titel" style:master-page-name="MP0">
      <style:paragraph-properties style:page-number="auto"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1d8a24"/>
    </style:style>
    <style:style style:name="P12" style:family="paragraph" style:parent-style-name="Text_20_body" style:list-style-name="L4">
      <style:text-properties officeooo:rsid="0018a6f2" officeooo:paragraph-rsid="0018a6f2"/>
    </style:style>
    <style:style style:name="P13" style:family="paragraph" style:parent-style-name="Text_20_body" style:list-style-name="L4">
      <style:text-properties officeooo:rsid="0018a72a" officeooo:paragraph-rsid="0018a72a"/>
    </style:style>
    <style:style style:name="P14" style:family="paragraph" style:parent-style-name="Text_20_body" style:list-style-name="L8">
      <style:text-properties officeooo:rsid="0018a72a" officeooo:paragraph-rsid="0018a72a"/>
    </style:style>
    <style:style style:name="P15" style:family="paragraph" style:parent-style-name="Text_20_body" style:list-style-name="L4">
      <style:text-properties officeooo:rsid="001bc9e4" officeooo:paragraph-rsid="001bc9e4"/>
    </style:style>
    <style:style style:name="P16" style:family="paragraph" style:parent-style-name="Text_20_body" style:list-style-name="L4">
      <style:text-properties officeooo:rsid="001c25df" officeooo:paragraph-rsid="001c25df"/>
    </style:style>
    <style:style style:name="P17" style:family="paragraph" style:parent-style-name="Text_20_body" style:list-style-name="L4">
      <style:text-properties officeooo:rsid="001d8a24" officeooo:paragraph-rsid="001d8a24" fo:background-color="#ffff00"/>
    </style:style>
    <style:style style:name="P18" style:family="paragraph" style:parent-style-name="Text_20_body" style:list-style-name="L4">
      <style:text-properties fo:background-color="#ffff00"/>
    </style:style>
    <style:style style:name="P19" style:family="paragraph" style:parent-style-name="Text_20_body" style:list-style-name="L8">
      <style:text-properties officeooo:rsid="0018a72a" officeooo:paragraph-rsid="0018a72a" fo:background-color="#ffff00"/>
    </style:style>
    <style:style style:name="P20" style:family="paragraph" style:parent-style-name="Text_20_body" style:list-style-name="L8">
      <style:text-properties officeooo:rsid="003740e6" officeooo:paragraph-rsid="003740e6" fo:background-color="#ffff00"/>
    </style:style>
    <style:style style:name="P21" style:family="paragraph" style:parent-style-name="Text_20_body" style:list-style-name="L11">
      <style:text-properties fo:background-color="#ffff00"/>
    </style:style>
    <style:style style:name="P22" style:family="paragraph" style:parent-style-name="Text_20_body" style:list-style-name="L11">
      <style:text-properties officeooo:rsid="001c25df" officeooo:paragraph-rsid="001c25df" fo:background-color="#ffff00"/>
    </style:style>
    <style:style style:name="P23" style:family="paragraph" style:parent-style-name="Text_20_body" style:list-style-name="L11">
      <style:text-properties officeooo:rsid="00412020" officeooo:paragraph-rsid="00412020" fo:background-color="#ffff00"/>
    </style:style>
    <style:style style:name="P24" style:family="paragraph" style:parent-style-name="Text_20_body" style:list-style-name="L11">
      <style:text-properties officeooo:rsid="00434caa" officeooo:paragraph-rsid="00434caa" fo:background-color="#ffff00"/>
    </style:style>
    <style:style style:name="P25" style:family="paragraph" style:parent-style-name="Text_20_body" style:list-style-name="L12">
      <style:text-properties officeooo:rsid="003962c7" officeooo:paragraph-rsid="003962c7" fo:background-color="#ffff00"/>
    </style:style>
    <style:style style:name="P26" style:family="paragraph" style:parent-style-name="Text_20_body" style:list-style-name="L12">
      <style:text-properties officeooo:paragraph-rsid="003962c7" fo:background-color="#ffff00"/>
    </style:style>
    <style:style style:name="P27" style:family="paragraph" style:parent-style-name="Text_20_body" style:list-style-name="L12">
      <style:text-properties officeooo:rsid="003db864" officeooo:paragraph-rsid="003db864" fo:background-color="#ffff00"/>
    </style:style>
    <style:style style:name="P28" style:family="paragraph" style:parent-style-name="Text_20_body" style:list-style-name="L12">
      <style:text-properties officeooo:rsid="0026d739" officeooo:paragraph-rsid="003962c7" fo:background-color="#ffff00"/>
    </style:style>
    <style:style style:name="P29" style:family="paragraph" style:parent-style-name="Text_20_body" style:list-style-name="L14">
      <style:text-properties officeooo:rsid="0019c9f1" officeooo:paragraph-rsid="004dc34b" fo:background-color="#ffff00"/>
    </style:style>
    <style:style style:name="P30" style:family="paragraph" style:parent-style-name="Text_20_body" style:list-style-name="L20">
      <style:text-properties fo:background-color="#ffff00"/>
    </style:style>
    <style:style style:name="P31" style:family="paragraph" style:parent-style-name="Text_20_body" style:list-style-name="L4">
      <style:text-properties officeooo:rsid="0058aa1c" officeooo:paragraph-rsid="0058aa1c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8">
      <style:text-properties officeooo:paragraph-rsid="0018a72a"/>
    </style:style>
    <style:style style:name="P37" style:family="paragraph" style:parent-style-name="Text_20_body" style:list-style-name="L8">
      <style:text-properties officeooo:rsid="0045a881" officeooo:paragraph-rsid="0045a881" fo:background-color="transparent"/>
    </style:style>
    <style:style style:name="P38" style:family="paragraph" style:parent-style-name="Text_20_body" style:list-style-name="L20">
      <style:text-properties officeooo:rsid="0045a881" officeooo:paragraph-rsid="0045a881" fo:background-color="transparent"/>
    </style:style>
    <style:style style:name="P39" style:family="paragraph" style:parent-style-name="Text_20_body" style:list-style-name="L12">
      <style:text-properties officeooo:rsid="003b3f6b" officeooo:paragraph-rsid="003b3f6b" fo:background-color="transparent"/>
    </style:style>
    <style:style style:name="P40" style:family="paragraph" style:parent-style-name="Text_20_body" style:list-style-name="L14">
      <style:text-properties officeooo:rsid="003962c7" officeooo:paragraph-rsid="004dc34b" fo:background-color="transparent"/>
    </style:style>
    <style:style style:name="P41" style:family="paragraph" style:parent-style-name="Text_20_body" style:list-style-name="L9">
      <style:text-properties officeooo:rsid="0021157d" officeooo:paragraph-rsid="0021157d"/>
    </style:style>
    <style:style style:name="P42" style:family="paragraph" style:parent-style-name="Text_20_body" style:list-style-name="L10">
      <style:text-properties officeooo:rsid="00207271" officeooo:paragraph-rsid="00207271"/>
    </style:style>
    <style:style style:name="P43" style:family="paragraph" style:parent-style-name="Text_20_body" style:list-style-name="L10">
      <style:text-properties officeooo:rsid="00207271" officeooo:paragraph-rsid="0023271a"/>
    </style:style>
    <style:style style:name="P44" style:family="paragraph" style:parent-style-name="Text_20_body" style:list-style-name="L10">
      <style:text-properties officeooo:rsid="00260d26" officeooo:paragraph-rsid="00260d26"/>
    </style:style>
    <style:style style:name="P45" style:family="paragraph" style:parent-style-name="Text_20_body" style:list-style-name="L10">
      <style:text-properties officeooo:rsid="0023271a" officeooo:paragraph-rsid="0023271a"/>
    </style:style>
    <style:style style:name="P46" style:family="paragraph" style:parent-style-name="Text_20_body" style:list-style-name="L10">
      <style:text-properties officeooo:rsid="0026d739" officeooo:paragraph-rsid="0026d739"/>
    </style:style>
    <style:style style:name="P47" style:family="paragraph" style:parent-style-name="Text_20_body" style:list-style-name="L12">
      <style:text-properties officeooo:rsid="0026d739" officeooo:paragraph-rsid="003962c7"/>
    </style:style>
    <style:style style:name="P48" style:family="paragraph" style:parent-style-name="Text_20_body" style:list-style-name="L14">
      <style:text-properties officeooo:rsid="0026d739" officeooo:paragraph-rsid="0026d739"/>
    </style:style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 style:list-style-name="L12">
      <style:text-properties officeooo:rsid="0048b6d0" officeooo:paragraph-rsid="0048b6d0"/>
    </style:style>
    <style:style style:name="P52" style:family="paragraph" style:parent-style-name="Text_20_body" style:list-style-name="L12">
      <style:text-properties officeooo:rsid="0039001e" officeooo:paragraph-rsid="0039001e"/>
    </style:style>
    <style:style style:name="P53" style:family="paragraph" style:parent-style-name="Text_20_body" style:list-style-name="L13"/>
    <style:style style:name="P54" style:family="paragraph" style:parent-style-name="Text_20_body" style:list-style-name="L14"/>
    <style:style style:name="P55" style:family="paragraph" style:parent-style-name="Text_20_body" style:list-style-name="L14">
      <style:text-properties officeooo:paragraph-rsid="004dc34b"/>
    </style:style>
    <style:style style:name="P56" style:family="paragraph" style:parent-style-name="Text_20_body" style:list-style-name="L14">
      <style:text-properties officeooo:rsid="00347839" officeooo:paragraph-rsid="004dc34b"/>
    </style:style>
    <style:style style:name="P57" style:family="paragraph" style:parent-style-name="Text_20_body" style:list-style-name="L15">
      <style:text-properties officeooo:rsid="004dc34b" officeooo:paragraph-rsid="004dc34b"/>
    </style:style>
    <style:style style:name="P58" style:family="paragraph" style:parent-style-name="Text_20_body" style:list-style-name="L15">
      <style:text-properties officeooo:rsid="004f0bfb" officeooo:paragraph-rsid="004f0bfb"/>
    </style:style>
    <style:style style:name="P59" style:family="paragraph" style:parent-style-name="Text_20_body" style:list-style-name="L15">
      <style:text-properties officeooo:rsid="00538c95" officeooo:paragraph-rsid="00558a21"/>
    </style:style>
    <style:style style:name="P60" style:family="paragraph" style:parent-style-name="Text_20_body" style:list-style-name="L15">
      <style:text-properties officeooo:rsid="00558a21" officeooo:paragraph-rsid="00558a21"/>
    </style:style>
    <style:style style:name="P61" style:family="paragraph" style:parent-style-name="Text_20_body" style:list-style-name="L15">
      <style:text-properties officeooo:rsid="005664fc" officeooo:paragraph-rsid="005664fc"/>
    </style:style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P65" style:family="paragraph" style:parent-style-name="Text_20_body" style:list-style-name="L19"/>
    <style:style style:name="P66" style:family="paragraph" style:parent-style-name="Text_20_body" style:list-style-name="L21"/>
    <style:style style:name="P67" style:family="paragraph" style:parent-style-name="Text_20_body" style:list-style-name="L22"/>
    <style:style style:name="P68" style:family="paragraph" style:parent-style-name="Text_20_body" style:list-style-name="L23"/>
    <style:style style:name="P69" style:family="paragraph" style:parent-style-name="Text_20_body" style:list-style-name="L24"/>
    <style:style style:name="P70" style:family="paragraph" style:parent-style-name="Überschrift_20_1">
      <style:paragraph-properties fo:break-before="pag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8a24" fo:background-color="#ffff00" loext:char-shading-value="0"/>
    </style:style>
    <style:style style:name="T3" style:family="text">
      <style:text-properties officeooo:rsid="003078b4" fo:background-color="#ffff00" loext:char-shading-value="0"/>
    </style:style>
    <style:style style:name="T4" style:family="text">
      <style:text-properties officeooo:rsid="0018a6f2"/>
    </style:style>
    <style:style style:name="T5" style:family="text">
      <style:text-properties officeooo:rsid="0018a72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41e633" fo:background-color="transparent" loext:char-shading-value="0"/>
    </style:style>
    <style:style style:name="T8" style:family="text">
      <style:text-properties officeooo:rsid="001c25df"/>
    </style:style>
    <style:style style:name="T9" style:family="text">
      <style:text-properties officeooo:rsid="001d8a24"/>
    </style:style>
    <style:style style:name="T10" style:family="text">
      <style:text-properties officeooo:rsid="00207271"/>
    </style:style>
    <style:style style:name="T11" style:family="text">
      <style:text-properties officeooo:rsid="0020dbb1"/>
    </style:style>
    <style:style style:name="T12" style:family="text">
      <style:text-properties officeooo:rsid="002245ba"/>
    </style:style>
    <style:style style:name="T13" style:family="text">
      <style:text-properties officeooo:rsid="0023271a"/>
    </style:style>
    <style:style style:name="T14" style:family="text">
      <style:text-properties officeooo:rsid="00251eae"/>
    </style:style>
    <style:style style:name="T15" style:family="text">
      <style:text-properties officeooo:rsid="00260d26"/>
    </style:style>
    <style:style style:name="T16" style:family="text">
      <style:text-properties officeooo:rsid="0026982e"/>
    </style:style>
    <style:style style:name="T17" style:family="text">
      <style:text-properties officeooo:rsid="00279e9e"/>
    </style:style>
    <style:style style:name="T18" style:family="text">
      <style:text-properties officeooo:rsid="0028a1cb"/>
    </style:style>
    <style:style style:name="T19" style:family="text">
      <style:text-properties officeooo:rsid="002a92a0"/>
    </style:style>
    <style:style style:name="T20" style:family="text">
      <style:text-properties officeooo:rsid="002ba4ab"/>
    </style:style>
    <style:style style:name="T21" style:family="text">
      <style:text-properties officeooo:rsid="002c84a8"/>
    </style:style>
    <style:style style:name="T22" style:family="text">
      <style:text-properties officeooo:rsid="002e1e2c"/>
    </style:style>
    <style:style style:name="T23" style:family="text">
      <style:text-properties officeooo:rsid="002f9daf"/>
    </style:style>
    <style:style style:name="T24" style:family="text">
      <style:text-properties officeooo:rsid="003078b4"/>
    </style:style>
    <style:style style:name="T25" style:family="text">
      <style:text-properties officeooo:rsid="00323746"/>
    </style:style>
    <style:style style:name="T26" style:family="text">
      <style:text-properties officeooo:rsid="003280c8"/>
    </style:style>
    <style:style style:name="T27" style:family="text">
      <style:text-properties officeooo:rsid="00350013"/>
    </style:style>
    <style:style style:name="T28" style:family="text">
      <style:text-properties officeooo:rsid="003757be"/>
    </style:style>
    <style:style style:name="T29" style:family="text">
      <style:text-properties officeooo:rsid="0039001e"/>
    </style:style>
    <style:style style:name="T30" style:family="text">
      <style:text-properties officeooo:rsid="003962c7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officeooo:rsid="003ae775"/>
    </style:style>
    <style:style style:name="T34" style:family="text">
      <style:text-properties officeooo:rsid="003c9ada"/>
    </style:style>
    <style:style style:name="T35" style:family="text">
      <style:text-properties officeooo:rsid="003d9f09"/>
    </style:style>
    <style:style style:name="T36" style:family="text">
      <style:text-properties officeooo:rsid="003f5353"/>
    </style:style>
    <style:style style:name="T37" style:family="text">
      <style:text-properties officeooo:rsid="003fdb3b"/>
    </style:style>
    <style:style style:name="T38" style:family="text">
      <style:text-properties officeooo:rsid="004443e4"/>
    </style:style>
    <style:style style:name="T39" style:family="text">
      <style:text-properties officeooo:rsid="0045a881"/>
    </style:style>
    <style:style style:name="T40" style:family="text">
      <style:text-properties officeooo:rsid="0046bcbb"/>
    </style:style>
    <style:style style:name="T41" style:family="text">
      <style:text-properties officeooo:rsid="004852f9"/>
    </style:style>
    <style:style style:name="T42" style:family="text">
      <style:text-properties officeooo:rsid="00492eb3"/>
    </style:style>
    <style:style style:name="T43" style:family="text">
      <style:text-properties officeooo:rsid="004a6a53"/>
    </style:style>
    <style:style style:name="T44" style:family="text">
      <style:text-properties officeooo:rsid="004a7d5a"/>
    </style:style>
    <style:style style:name="T45" style:family="text">
      <style:text-properties officeooo:rsid="004ae382"/>
    </style:style>
    <style:style style:name="T46" style:family="text">
      <style:text-properties officeooo:rsid="004c2933"/>
    </style:style>
    <style:style style:name="T47" style:family="text">
      <style:text-properties officeooo:rsid="004df873"/>
    </style:style>
    <style:style style:name="T48" style:family="text">
      <style:text-properties officeooo:rsid="005043e6"/>
    </style:style>
    <style:style style:name="T49" style:family="text">
      <style:text-properties officeooo:rsid="0051deac"/>
    </style:style>
    <style:style style:name="T50" style:family="text">
      <style:text-properties officeooo:rsid="005236ff"/>
    </style:style>
    <style:style style:name="T51" style:family="text">
      <style:text-properties officeooo:rsid="0054fa7c"/>
    </style:style>
    <style:style style:name="T52" style:family="text">
      <style:text-properties officeooo:rsid="00573c86"/>
    </style:style>
    <style:style style:name="T53" style:family="text">
      <style:text-properties officeooo:rsid="00577673"/>
    </style:style>
    <style:style style:name="T54" style:family="text">
      <style:text-properties officeooo:rsid="0059e4a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P</text:p>
      <text:p text:style-name="Text_20_body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3"><text:a xlink:type="simple" xlink:href="#__RefHeading___Toc114_1670097277" text:style-name="Index_20_Link" text:visited-style-name="Index_20_Link">Grundlagen<text:tab/>2</text:a></text:p>
          <text:p text:style-name="P3"><text:a xlink:type="simple" xlink:href="#__RefHeading___Toc123_701890271" text:style-name="Index_20_Link" text:visited-style-name="Index_20_Link">(FopBot-Kram)<text:tab/>2</text:a></text:p>
          <text:p text:style-name="P3"><text:a xlink:type="simple" xlink:href="#__RefHeading___Toc125_701890271" text:style-name="Index_20_Link" text:visited-style-name="Index_20_Link">Vorgehensweise<text:tab/>2</text:a></text:p>
          <text:p text:style-name="P3"><text:a xlink:type="simple" xlink:href="#__RefHeading___Toc127_701890271" text:style-name="Index_20_Link" text:visited-style-name="Index_20_Link">Designhinweise<text:tab/>2</text:a></text:p>
          <text:p text:style-name="P3"><text:a xlink:type="simple" xlink:href="#__RefHeading___Toc129_701890271" text:style-name="Index_20_Link" text:visited-style-name="Index_20_Link">Java-Theorie<text:tab/>2</text:a></text:p>
          <text:p text:style-name="P3"><text:a xlink:type="simple" xlink:href="#__RefHeading___Toc131_701890271" text:style-name="Index_20_Link" text:visited-style-name="Index_20_Link">Visualisierungen<text:tab/>5</text:a></text:p>
          <text:p text:style-name="P3"><text:a xlink:type="simple" xlink:href="#__RefHeading___Toc133_701890271" text:style-name="Index_20_Link" text:visited-style-name="Index_20_Link">Bestandteile von Java Code:<text:tab/>5</text:a></text:p>
          <text:p text:style-name="P3"><text:a xlink:type="simple" xlink:href="#__RefHeading___Toc135_701890271" text:style-name="Index_20_Link" text:visited-style-name="Index_20_Link">Primitive Datentypen<text:tab/>6</text:a></text:p>
          <text:p text:style-name="P3"><text:a xlink:type="simple" xlink:href="#__RefHeading___Toc541_1028597309" text:style-name="Index_20_Link" text:visited-style-name="Index_20_Link">Arrays<text:tab/>6</text:a></text:p>
          <text:p text:style-name="P3"><text:a xlink:type="simple" xlink:href="#__RefHeading___Toc543_1028597309" text:style-name="Index_20_Link" text:visited-style-name="Index_20_Link">Klassen<text:tab/>7</text:a></text:p>
          <text:p text:style-name="P3"><text:a xlink:type="simple" xlink:href="#__RefHeading___Toc545_1028597309" text:style-name="Index_20_Link" text:visited-style-name="Index_20_Link">Vererbung<text:tab/>7</text:a></text:p>
          <text:p text:style-name="P3"><text:a xlink:type="simple" xlink:href="#__RefHeading___Toc547_1028597309" text:style-name="Index_20_Link" text:visited-style-name="Index_20_Link">Enumeration<text:tab/>8</text:a></text:p>
          <text:p text:style-name="P3"><text:a xlink:type="simple" xlink:href="#__RefHeading___Toc651_1028597309" text:style-name="Index_20_Link" text:visited-style-name="Index_20_Link">Interfaces<text:tab/>8</text:a></text:p>
          <text:p text:style-name="P3"><text:a xlink:type="simple" xlink:href="#__RefHeading___Toc137_701890271" text:style-name="Index_20_Link" text:visited-style-name="Index_20_Link">Control Flow Statements<text:tab/>8</text:a></text:p>
          <text:p text:style-name="P3"><text:a xlink:type="simple" xlink:href="#__RefHeading___Toc139_701890271" text:style-name="Index_20_Link" text:visited-style-name="Index_20_Link">Operatoren<text:tab/>8</text:a></text:p>
          <text:p text:style-name="P3"><text:a xlink:type="simple" xlink:href="#__RefHeading___Toc141_701890271" text:style-name="Index_20_Link" text:visited-style-name="Index_20_Link">Statements<text:tab/>9</text:a></text:p>
          <text:p text:style-name="P3"><text:a xlink:type="simple" xlink:href="#__RefHeading___Toc143_701890271" text:style-name="Index_20_Link" text:visited-style-name="Index_20_Link">Schlüsselwörter<text:tab/>9</text:a></text:p>
          <text:p text:style-name="P3"><text:a xlink:type="simple" xlink:href="#__RefHeading___Toc386_686031476" text:style-name="Index_20_Link" text:visited-style-name="Index_20_Link">Basisfunktionalitäten<text:tab/>9</text:a></text:p>
          <text:p text:style-name="P3"><text:a xlink:type="simple" xlink:href="#__RefHeading___Toc388_686031476" text:style-name="Index_20_Link" text:visited-style-name="Index_20_Link">Seiteneffekte<text:tab/>9</text:a></text:p>
          <text:p text:style-name="P3"><text:a xlink:type="simple" xlink:href="#__RefHeading___Toc549_1028597309" text:style-name="Index_20_Link" text:visited-style-name="Index_20_Link">Javadoc<text:tab/>9</text:a></text:p>
          <text:p text:style-name="P3"><text:a xlink:type="simple" xlink:href="#__RefHeading___Toc616_439839225" text:style-name="Index_20_Link" text:visited-style-name="Index_20_Link">Racket<text:tab/>9</text:a></text:p>
          <text:p text:style-name="P3"><text:a xlink:type="simple" xlink:href="#__RefHeading___Toc618_439839225" text:style-name="Index_20_Link" text:visited-style-name="Index_20_Link">GUI<text:tab/>9</text:a></text:p>
          <text:p text:style-name="P3"><text:a xlink:type="simple" xlink:href="#__RefHeading___Toc620_439839225" text:style-name="Index_20_Link" text:visited-style-name="Index_20_Link">(Applet)<text:tab/>9</text:a></text:p>
          <text:p text:style-name="P3"><text:a xlink:type="simple" xlink:href="#__RefHeading___Toc622_439839225" text:style-name="Index_20_Link" text:visited-style-name="Index_20_Link">Graphics<text:tab/>10</text:a></text:p>
        </text:index-body>
      </text:table-of-content>
      <text:p text:style-name="P4">Paused on 3<text:span text:style-name="T54">c</text:span></text:p>
      <text:h text:style-name="P70" text:outline-level="1"><text:bookmark-start text:name="__RefHeading___Toc114_1670097277"/>Grundlagen<text:bookmark-end text:name="__RefHeading___Toc114_1670097277"/></text:h>
      <text:h text:style-name="Überschrift_20_2" text:outline-level="2"><text:bookmark-start text:name="__RefHeading___Toc123_701890271"/>(FopBot-Kram)<text:bookmark-end text:name="__RefHeading___Toc123_701890271"/></text:h>
      <text:list text:style-name="L1">
        <text:list-item>
          <text:p text:style-name="P7">Raster von unten links, x, y beginnend 0</text:p>
        </text:list-item>
        <text:list-item>
          <text:p text:style-name="P7">new Robot(int x, int y, Direction d, int NumberOfCoins)</text:p>
        </text:list-item>
        <text:list-item>
          <text:p text:style-name="P7">move()</text:p>
        </text:list-item>
        <text:list-item>
          <text:p text:style-name="P7">turnLeft()</text:p>
        </text:list-item>
        <text:list-item>
          <text:p text:style-name="P7">putCoin()</text:p>
        </text:list-item>
        <text:list-item>
          <text:p text:style-name="P7">hasAnyCoins()</text:p>
        </text:list-item>
      </text:list>
      <text:h text:style-name="Überschrift_20_2" text:outline-level="2"><text:bookmark-start text:name="__RefHeading___Toc125_701890271"/>Vorgehensweise<text:bookmark-end text:name="__RefHeading___Toc125_701890271"/></text:h>
      <text:list text:style-name="L2">
        <text:list-item>
          <text:p text:style-name="P8">Aufgabe formulieren</text:p>
        </text:list-item>
        <text:list-item>
          <text:p text:style-name="P8">Grundshema, Teilprobleme formulieren, Gemeinsamkeiten finden, Lösungen mehrfach nutzen</text:p>
        </text:list-item>
        <text:list-item>
          <text:p text:style-name="P8">Schleifen desginen:</text:p>
          <text:list>
            <text:list-item>
              <text:p text:style-name="P8">Invariante: In jedem Schleifendurchlauf gleich</text:p>
            </text:list-item>
            <text:list-item>
              <text:p text:style-name="P8">Variante: In jedem Schleifendurchlauf anders</text:p>
            </text:list-item>
            <text:list-item>
              <text:p text:style-name="P8">Konsequenz: Daraus resultierendes Ergebnis</text:p>
            </text:list-item>
          </text:list>
        </text:list-item>
        <text:list-item>
          <text:p text:style-name="P8">Refactoring</text:p>
        </text:list-item>
      </text:list>
      <text:h text:style-name="Überschrift_20_2" text:outline-level="2"><text:bookmark-start text:name="__RefHeading___Toc127_701890271"/>Designhinweise<text:bookmark-end text:name="__RefHeading___Toc127_701890271"/></text:h>
      <text:list text:style-name="L3">
        <text:list-item>
          <text:p text:style-name="P9">Werten immer Namen geben (Variablen/Konstanten statt konkrete Zahlenwerte im Code) (Änderbarkeit und Lesbarkeit)</text:p>
        </text:list-item>
        <text:list-item>
          <text:p text:style-name="P9">Konstanten wo möglich (Schutz vor versehentlichen Änderungen)</text:p>
        </text:list-item>
        <text:list-item>
          <text:p text:style-name="P9">Sonderfälle beachten</text:p>
        </text:list-item>
        <text:list-item>
          <text:p text:style-name="P9">Konvention: get/set Attribut großgeschrieben (nicht zwangsläufig interner Name oder wirklich ein Attribut) (für Abkapselung und leichtere interne Änderungen)</text:p>
        </text:list-item>
      </text:list>
      <text:h text:style-name="Überschrift_20_2" text:outline-level="2"><text:bookmark-start text:name="__RefHeading___Toc129_701890271"/>Java-Theorie<text:bookmark-end text:name="__RefHeading___Toc129_701890271"/></text:h>
      <text:list text:style-name="L4">
        <text:list-item>
          <text:p text:style-name="P10">Objekt im Datenspeicher header mit offSet der Attribute</text:p>
        </text:list-item>
        <text:list-item>
          <text:p text:style-name="P10">Quelltext, (ausführbarer compilierter) Bytecode</text:p>
        </text:list-item>
        <text:list-item>
          <text:p text:style-name="P10">Compilerfehler (Syntax), Laufzeitfehler (Teilen durch 0 (außer double), null pointer, index out of bounce, Speicher voll, Call-Stack voll))</text:p>
        </text:list-item>
        <text:list-item>
          <text:p text:style-name="P10">Model <text:span text:style-name="Absatz-Standardschriftart"><text:span text:style-name="T1">Programm Counter:</text:span></text:span> Adresse der nächsten auszuführenden Anweisung, diese wird in jedem Taktzyklus in die CPU geladen</text:p>
        </text:list-item>
        <text:list-item>
          <text:p text:style-name="P10"><text:soft-page-break/>Deklarieren, Initialisieren</text:p>
        </text:list-item>
        <text:list-item>
          <text:p text:style-name="P10">Referenzvariablen <text:span text:style-name="T4">(von Referenztypen) </text:span>&lt;-&gt; primitive Datentypen <text:line-break/>(primitive Datentypen werden z.B. auch bei Methodenaufruf kopiert)</text:p>
          <text:list>
            <text:list-item>
              <text:p text:style-name="P12"><text:span text:style-name="T5">Referenztypen: </text:span>Klassen, Interfaces, Arraytypen, Enum-Typen, Record Classes (ungefär was nicht in Java eingebaut)</text:p>
            </text:list-item>
            <text:list-item>
              <text:p text:style-name="P13">Unterschied zwischen Referenz und Objekt</text:p>
            </text:list-item>
            <text:list-item>
              <text:p text:style-name="P15">wichtige Grundlage für Objektorientierung</text:p>
            </text:list-item>
            <text:list-item>
              <text:p text:style-name="P16">Überschreiben der Referenz auch „<text:span text:style-name="T1">verbiegen</text:span>“ genannt</text:p>
            </text:list-item>
            <text:list-item>
              <text:p text:style-name="P11"><text:span text:style-name="T1">Obejktidentität und Wertgleichhei</text:span><text:span text:style-name="T2">t</text:span><text:span text:style-name="T9"> </text:span></text:p>
              <text:list>
                <text:list-item>
                  <text:p text:style-name="P11"><text:span text:style-name="T9">Wertgleichheit erfordert Wertgleichheit aller Attribute (rekursiv))<text:line-break/>(Achtung z.B. String)</text:span> <text:span text:style-name="T9">(Objektidentität auch Wertgleichheit?)</text:span></text:p>
                </text:list-item>
              </text:list>
            </text:list-item>
            <text:list-item>
              <text:p text:style-name="P17">Deep &lt;-&gt; Shallow Copy<text:span text:style-name="T6"> (meist deep copy gewünscht)</text:span></text:p>
            </text:list-item>
          </text:list>
        </text:list-item>
        <text:list-item>
          <text:p text:style-name="P10">Nur Speicherplatz ist Objekt</text:p>
        </text:list-item>
        <text:list-item>
          <text:p text:style-name="P10">Konstanten: <text:span text:style-name="T8">Attribut mit Keyword final</text:span> unveränderbar <text:span text:style-name="T8">(muss initializiert werden)</text:span></text:p>
        </text:list-item>
        <text:list-item>
          <text:p text:style-name="P10">Überlauf ohne Fehlermeldung</text:p>
        </text:list-item>
        <text:list-item>
          <text:p text:style-name="P10">Bei gebrochenen Zahlen Genauigkeitsprobleme (statt Test auf Gleicheit, <text:span text:style-name="Absatz-Standardschriftart"><text:span text:style-name="T1">Test auf ausreichend nahe beieinander</text:span></text:span>)</text:p>
        </text:list-item>
        <text:list-item>
          <text:p text:style-name="P18">nur eine einzige Definition in einer Quelldatei darf public sein und muss der Name der Datei sein</text:p>
        </text:list-item>
        <text:list-item>
          <text:p text:style-name="P10">Zugriffsrechte:</text:p>
          <text:list>
            <text:list-item>
              <text:p text:style-name="P10">Definitionen public oder gar nichts</text:p>
            </text:list-item>
            <text:list-item>
              <text:p text:style-name="P10">nur eine public pro Datei (<text:span text:style-name="Absatz-Standardschriftart"><text:span text:style-name="T1">muss nicht an erster Stelle sein</text:span></text:span>) (z.B. kein Modifier ist zusätzlich erlaubt)</text:p>
            </text:list-item>
            <text:list-item>
              <text:p text:style-name="P10">private: nur in der Klasse selbst (auch andere Objekte dieser Klasse)</text:p>
            </text:list-item>
            <text:list-item>
              <text:p text:style-name="P10">nichts: zusätzlich zu private auch im Package</text:p>
            </text:list-item>
            <text:list-item>
              <text:p text:style-name="P10">protected: zusätzlich in allen abgeleiteten Klassen</text:p>
            </text:list-item>
            <text:list-item>
              <text:p text:style-name="P10">public: überall wo Package importiert</text:p>
            </text:list-item>
          </text:list>
        </text:list-item>
        <text:list-item>
          <text:p text:style-name="P18">Ausführung von Methoden (FOP 01e):</text:p>
          <text:list>
            <text:list-item>
              <text:p text:style-name="P10"><text:s/>Speicherbereich (Frame) wir für Daten der Methode reserviert für</text:p>
            </text:list-item>
            <text:list-item>
              <text:p text:style-name="P10">Referenz zu dem Objekt mit dem es aufgerufen wurde (in jedem Frame bestimmte Adresse dafür)</text:p>
            </text:list-item>
            <text:list-item>
              <text:p text:style-name="P10">Rücksprungadresse</text:p>
            </text:list-item>
            <text:list-item>
              <text:p text:style-name="P10"><text:soft-page-break/>jede Information hat dann einen gewissen offset, der dann auf den Stackpointer aufaddiert wird</text:p>
            </text:list-item>
            <text:list-item>
              <text:p text:style-name="P10">nach Beendigung wird der Frame wieder von dem Call-Stack geholt</text:p>
            </text:list-item>
          </text:list>
        </text:list-item>
        <text:list-item>
          <text:p text:style-name="P10"><text:span text:style-name="Absatz-Standardschriftart"><text:span text:style-name="T1">Stacktpointer</text:span></text:span> zeigt auf Element im Call-Stack (Stack der Frames der Methoden)</text:p>
        </text:list-item>
        <text:list-item>
          <text:p text:style-name="P10">main richtet sich selber ein, nach ablegen von main Prozess beendet</text:p>
        </text:list-item>
        <text:list-item>
          <text:p text:style-name="P10">Methoden werden falls nicht anders automatisch mit eigenem Objekt aufgerufen</text:p>
        </text:list-item>
        <text:list-item>
          <text:p text:style-name="P18">Unterschied Attribut, Parameter, Variable</text:p>
          <text:list>
            <text:list-item>
              <text:p text:style-name="P18">Scope (Ort der Gültigkeit der Identifier (für Methoden, Typen, Variablen, …)</text:p>
            </text:list-item>
            <text:list-item>
              <text:p text:style-name="P18">Scope ist statisch, daher eindeutig von Quelltext</text:p>
            </text:list-item>
            <text:list-item>
              <text:p text:style-name="P18">Typpen und Methoden: Siehe auch zugriffsrechte (auch über Einführung des Identifiers)</text:p>
            </text:list-item>
            <text:list-item>
              <text:p text:style-name="P10">Parameter: ganzer Methodenrumpf</text:p>
            </text:list-item>
            <text:list-item>
              <text:p text:style-name="P10">Lokale Variable: ab Einführung bis Ende des Bereichs des innersten umfassenden Klammerpaars (Ausnahme for-Schleife inkludiert ()), <text:span text:style-name="Absatz-Standardschriftart"><text:span text:style-name="T1">aber lesend erst nach erstem schreibendem Zugriff, da Anfangs zufällig Initialisierung (nur lokale Variable)<text:line-break/>(Ausnahme try-catch, …)</text:span></text:span></text:p>
            </text:list-item>
            <text:list-item>
              <text:p text:style-name="P18">Parameter und lokale Variablen werden vor Attributen angesprochen, Zugriff auf Attribute müssen bei Namensdopplung mit Klassen/Objektangabe spezifiziert werden)</text:p>
            </text:list-item>
          </text:list>
        </text:list-item>
        <text:list-item>
          <text:p text:style-name="P10">Bei Namenskonflikt, Parameter vor Attribut (siehe Konstruktor)</text:p>
        </text:list-item>
        <text:list-item>
          <text:p text:style-name="P10">Packages</text:p>
          <text:list>
            <text:list-item>
              <text:p text:style-name="P10">Zusammenfassung mehrerer <text:span text:style-name="Absatz-Standardschriftart"><text:span text:style-name="T1">Definitionen</text:span></text:span></text:p>
            </text:list-item>
            <text:list-item>
              <text:p text:style-name="P10">package name; //Gibt Zugehörigkeit an (<text:span text:style-name="Absatz-Standardschriftart"><text:span text:style-name="T1">muss erste Zeile sein, nur ein Packages, dieses wird auch importiert</text:span></text:span>)</text:p>
            </text:list-item>
            <text:list-item>
              <text:p text:style-name="P10">import (immer am Anfang der Datei)</text:p>
              <text:list>
                <text:list-item>
                  <text:p text:style-name="P10"><text:span text:style-name="Absatz-Standardschriftart"><text:span text:style-name="T1">import static</text:span></text:span> (Klasse kan ohne voranschreiben der Klasse verwendte werden, <text:span text:style-name="T38">kann auch für ein spezifisches Klassenattribut genutzt werden</text:span>)</text:p>
                </text:list-item>
                <text:list-item>
                  <text:p text:style-name="P10">.* alles aus diesem Package (<text:span text:style-name="Absatz-Standardschriftart"><text:span text:style-name="T1">aber keine Subpackages</text:span></text:span>)</text:p>
                </text:list-item>
              </text:list>
            </text:list-item>
            <text:list-item>
              <text:p text:style-name="P10">Package Unterstruktur mit . getrennt</text:p>
            </text:list-item>
            <text:list-item>
              <text:p text:style-name="P18">Typ kann auch ohne import durch voll qualifizierten Namen angesprochen werden?</text:p>
            </text:list-item>
            <text:list-item>
              <text:p text:style-name="P18">Voll qualifizierte Name einer Klasse mit Package.Klasse</text:p>
            </text:list-item>
            <text:list-item>
              <text:p text:style-name="P10">Java.lang wird automatisch importiert</text:p>
            </text:list-item>
            <text:list-item>
              <text:p text:style-name="P10">Für Struktur, Auffindbarkeit, protected, …</text:p>
            </text:list-item>
            <text:list-item>
              <text:p text:style-name="P18">Namenskonflikte kontrollierbar</text:p>
              <text:list>
                <text:list-item>
                  <text:p text:style-name="P18">Keine zwei Typen (Definitionen) mit gleichem Namen in einem Package</text:p>
                </text:list-item>
                <text:list-item>
                  <text:p text:style-name="P18"><text:soft-page-break/>Bei unterschiedlichen Namen, beide mit Packagenamen vorweg ansprechen, sonst Compilerfehler</text:p>
                </text:list-item>
              </text:list>
            </text:list-item>
            <text:list-item>
              <text:p text:style-name="P18">Weltweit einheitliche Namenskonvention für Packages, da zwei gleichnamige nicht importierbar</text:p>
              <text:list>
                <text:list-item>
                  <text:p text:style-name="P18">Firmen und Institutionen (umgedrehte Domain-Name, Underscore statt unzulässige Zeichen)</text:p>
                </text:list-item>
              </text:list>
            </text:list-item>
            <text:list-item>
              <text:p text:style-name="P18">Module seit Java 9 Zusammenfassung von Packages zur besseren Steuerung, nicht in FOP behandelt</text:p>
              <text:list>
                <text:list-item>
                  <text:p text:style-name="P18">Modul java.base automatisch importiert (Hausübung 10 importiert java.desktop)</text:p>
                </text:list-item>
              </text:list>
            </text:list-item>
          </text:list>
        </text:list-item>
        <text:list-item>
          <text:p text:style-name="P10">Java-Standardbibliothek (Teil jeder Java-Distribution)</text:p>
        </text:list-item>
        <text:list-item>
          <text:p text:style-name="P10"><text:span text:style-name="Absatz-Standardschriftart"><text:span text:style-name="T1">formale Parameter</text:span></text:span> (Definition von Typname und Identifier)<text:line-break/><text:span text:style-name="Absatz-Standardschriftart"><text:span text:style-name="T1">aktuale Parameter</text:span></text:span> (Wert des Parameters in einem Aufruf (muss impliziert in formallen konvertierbar sein))</text:p>
        </text:list-item>
        <text:list-item>
          <text:p text:style-name="P31">Garbage Collector</text:p>
          <text:list>
            <text:list-item>
              <text:p text:style-name="P31">Teil des Laufzeitsystems (Aufruf nach gewissen Regeln)</text:p>
            </text:list-item>
            <text:list-item>
              <text:p text:style-name="P31">Konfiguration zur Optimierung möglich</text:p>
            </text:list-item>
            <text:list-item>
              <text:p text:style-name="P31">Gibt Speicherplätze frei, die vom Programm nicht mehr erreichbar sind</text:p>
            </text:list-item>
          </text:list>
        </text:list-item>
      </text:list>
      <text:p text:style-name="Text_20_body"/>
      <text:h text:style-name="Überschrift_20_2" text:outline-level="2"><text:bookmark-start text:name="__RefHeading___Toc131_701890271"/>Visualisierungen<text:bookmark-end text:name="__RefHeading___Toc131_701890271"/></text:h>
      <text:list text:style-name="L5">
        <text:list-item>
          <text:p text:style-name="P32">Flußdiagramm als visuelle Darstellung von Control Flow Statements</text:p>
        </text:list-item>
        <text:list-item>
          <text:p text:style-name="P32">Prozessmodell (durchnummerierte Schritte, mit Spüngen)</text:p>
        </text:list-item>
        <text:list-item>
          <text:p text:style-name="P32">(Tabelle der Attributwerte der einzelnen Durchläufe einer Schleife)</text:p>
        </text:list-item>
        <text:list-item>
          <text:p text:style-name="P32"><text:span text:style-name="Absatz-Standardschriftart"><text:span text:style-name="T1">UML</text:span></text:span>-Klassendiagramm</text:p>
          <text:list>
            <text:list-item>
              <text:p text:style-name="P32">Klassen als Kasten mit drei Teilen: Name, Attribute, Methoden (incl. Konstruktor)</text:p>
            </text:list-item>
            <text:list-item>
              <text:p text:style-name="P32">- private, # protected, + public</text:p>
            </text:list-item>
            <text:list-item>
              <text:p text:style-name="P32">name(name: datentyp, ...): Rückgabetyp</text:p>
            </text:list-item>
            <text:list-item>
              <text:p text:style-name="P32">Vererbung durch <text:span text:style-name="Absatz-Standardschriftart"><text:span text:style-name="T1">Pfeil mit Dreieck</text:span></text:span> zur Basisklasse <text:span text:style-name="T25">(auch bei Vererbung zwischen Interfaces)</text:span></text:p>
            </text:list-item>
            <text:list-item>
              <text:p text:style-name="P32"><text:span text:style-name="Absatz-Standardschriftart"><text:span text:style-name="T1">Strich Assoziation</text:span></text:span> (kann Annotiert werden (auf Seite zu der ein Pfeil zeigen würde)(egal: 0..*, min 1: 1..*, 1, ...) (außerdem wird das Attribut der Assoziation mit zugriffsrecht drangeschrieben)</text:p>
            </text:list-item>
            <text:list-item>
              <text:p text:style-name="P32">&lt;&lt;interface&gt;&gt; über Name für Interface</text:p>
            </text:list-item>
            <text:list-item>
              <text:p text:style-name="P32">implementiert durch gestrichelten Pfeil mit Dreieck zum Interface</text:p>
            </text:list-item>
          </text:list>
        </text:list-item>
      </text:list>
      <text:p text:style-name="Text_20_body"/>
      <text:h text:style-name="Überschrift_20_2" text:outline-level="2"><text:bookmark-start text:name="__RefHeading___Toc133_701890271"/><text:soft-page-break/>Bestandteile von Java Code:<text:bookmark-end text:name="__RefHeading___Toc133_701890271"/></text:h>
      <text:list text:style-name="L6">
        <text:list-item>
          <text:p text:style-name="P33">Keywords (nur an bestimmten Stellen, hat bestimmte Funktion)</text:p>
        </text:list-item>
        <text:list-item>
          <text:p text:style-name="P33">Identifier (Bezeichner von Entitäte, (teilweise) selbst gewählte Namen (oder Bibliothecken))</text:p>
          <text:list>
            <text:list-item>
              <text:p text:style-name="P33">Bennenungsregeln</text:p>
            </text:list-item>
            <text:list-item>
              <text:p text:style-name="P33">‚a‘-‘z’, ‘A’-‘Z’, ‘0‘-‘9‘, ‘_‘, ‘$‘, weitere ...</text:p>
            </text:list-item>
            <text:list-item>
              <text:p text:style-name="P33">Erstes Zeichen keine Ziffer!</text:p>
            </text:list-item>
            <text:list-item>
              <text:p text:style-name="P33">Keine Keywords!</text:p>
            </text:list-item>
            <text:list-item>
              <text:p text:style-name="P33">Konventionen: Klassennamen groß, Attributnamen klein, CamelCase, Konstanten komplett Großgeschrieben</text:p>
            </text:list-item>
          </text:list>
        </text:list-item>
        <text:list-item>
          <text:p text:style-name="P33">Klammerpaare: (), {}, [], &lt;&gt;</text:p>
        </text:list-item>
        <text:list-item>
          <text:p text:style-name="P33">Kommentare: //Rest der Zeile, /*Kommentar*/, /**Java Doc *nächste Zeile <text:a xlink:type="simple" xlink:href="mailto:*@Tag" office:target-frame-name="_top" xlink:show="replace" text:style-name="Internet_20_link" text:visited-style-name="Visited_20_Internet_20_Link">*@tag</text:a> ... */</text:p>
        </text:list-item>
        <text:list-item>
          <text:p text:style-name="P33">Whitespaces: blank, newline, tab</text:p>
          <text:list>
            <text:list-item>
              <text:p text:style-name="P33">nicht innerhalb eines lexikalischen Elments</text:p>
            </text:list-item>
            <text:list-item>
              <text:p text:style-name="P33">min. Eins zwischen zwei schlüsselwörtern, Identifiern</text:p>
            </text:list-item>
            <text:list-item>
              <text:p text:style-name="P33">ansonsten ignoriert</text:p>
            </text:list-item>
          </text:list>
        </text:list-item>
        <text:list-item>
          <text:p text:style-name="P33">Literale (wörtlich geschriebene Werte eines Datentyps) <text:line-break/>z.B. „abc“ (String), null (symbolischer Wert)</text:p>
        </text:list-item>
      </text:list>
      <text:h text:style-name="Überschrift_20_2" text:outline-level="2"><text:bookmark-start text:name="__RefHeading___Toc135_701890271"/>Primitive Datentypen<text:bookmark-end text:name="__RefHeading___Toc135_701890271"/></text:h>
      <text:list text:style-name="L7">
        <text:list-item>
          <text:p text:style-name="P34">GanzeZahlen: byte (8 Bits), short (16), int (32), long (64) (twocomplements)<text:line-break/>123, +123, -123 (auch für kleinere genutzt), <text:span text:style-name="Absatz-Standardschriftart"><text:span text:style-name="T1">123l, 123L (für long)</text:span></text:span></text:p>
        </text:list-item>
        <text:list-item>
          <text:p text:style-name="P34">Gebrochene Zahlen: float, double<text:line-break/>12.34, .123, 1.2E-34 (gebrochenzahlige Literale (double)), .12f, .12F (float)</text:p>
        </text:list-item>
        <text:list-item>
          <text:p text:style-name="P34">Logik: boolean <text:line-break/>( true, false)</text:p>
        </text:list-item>
        <text:list-item>
          <text:p text:style-name="P34">Zeichen: char (Unicode) (intern auch Ganzzahl)<text:line-break/>‚a‘, Unicode mit Nummerf in Hexadezimal ‚\u03A9‘, ‚<text:span text:style-name="T10">\\‘ für \, ‚\‘‘ für ‚ ‚</text:span><text:span text:style-name="T11">\t‘ tabulator</text:span></text:p>
        </text:list-item>
        <text:list-item>
          <text:p text:style-name="P34">Ergebnistyp:</text:p>
          <text:list>
            <text:list-item>
              <text:p text:style-name="P34">bei zwei ganzzahligen (außer long) immer int (außer in für den Compiler einfachen Außnahmen)</text:p>
            </text:list-item>
            <text:list-item>
              <text:p text:style-name="P34">sonst immer das gößere der beiden Operanden: int -&gt; long -&gt; float -&gt; double</text:p>
            </text:list-item>
          </text:list>
        </text:list-item>
        <text:list-item>
          <text:p text:style-name="P34">Konversionen</text:p>
          <text:list>
            <text:list-item>
              <text:p text:style-name="P34">implizit nach oben</text:p>
            </text:list-item>
            <text:list-item>
              <text:p text:style-name="P34">explizit (z.B. int .123, aber wenn nicht darstellbar Murkswert))</text:p>
            </text:list-item>
          </text:list>
        </text:list-item>
      </text:list>
      <text:h text:style-name="Überschrift_20_2" text:outline-level="2"><text:bookmark-start text:name="__RefHeading___Toc541_1028597309"/><text:soft-page-break/>Arrays<text:bookmark-end text:name="__RefHeading___Toc541_1028597309"/></text:h>
      <text:list text:style-name="L8">
        <text:list-item>
          <text:p text:style-name="P35">Arrays are Objects: Classenname[], new Classenname[length] / Classenname {Elemente, ...}</text:p>
        </text:list-item>
        <text:list-item>
          <text:p text:style-name="P35">Index ansprechen: Classenname[i]</text:p>
        </text:list-item>
        <text:list-item>
          <text:p text:style-name="P36">Hat Konstante length (fixed length)</text:p>
        </text:list-item>
        <text:list-item>
          <text:p text:style-name="P35">auch von primitiven Datentypen</text:p>
        </text:list-item>
        <text:list-item>
          <text:p text:style-name="P35">Arrays von Arrays</text:p>
        </text:list-item>
        <text:list-item>
          <text:p text:style-name="P14">zu jedem Typen gibt es einen Arraytypen</text:p>
        </text:list-item>
        <text:list-item>
          <text:p text:style-name="P19">Komponententyp können primitive Datentypen sein<text:line-break/>oder die Komponenten sind Referenzen auf Objekte des Komponenttyps</text:p>
        </text:list-item>
        <text:list-item>
          <text:p text:style-name="P20">dynamische Typ einer Variable eines Arrays kann auch ein Array von Subtypen sein<text:line-break/><text:span text:style-name="T28">Subtypen eines Arrays mit Komponenttyp T sind alle Arrays mit Komponententypen, die Subtypen von T sind<text:line-break/></text:span><text:span text:style-name="T29">(Subtyp Relation überträgt sich vom Komponententyp)</text:span><text:span text:style-name="T28"> </text:span></text:p>
        </text:list-item>
        <text:list-item>
          <text:p text:style-name="P37">Array von Referenztypen automatisch mit null initiallisiert</text:p>
        </text:list-item>
      </text:list>
      <text:p text:style-name="P5">Strings</text:p>
      <text:list text:style-name="L9">
        <text:list-item>
          <text:p text:style-name="P41">java.lang.String</text:p>
        </text:list-item>
      </text:list>
      <text:list text:style-name="L10">
        <text:list-item>
          <text:p text:style-name="P42">Sequenz von chars</text:p>
        </text:list-item>
        <text:list-item>
          <text:p text:style-name="P43"><text:span text:style-name="T12">anders als Array nicht fest eingebaut </text:span><text:span text:style-name="T13">und kein primitiver Datentyp</text:span><text:span text:style-name="T12">, </text:span><text:span text:style-name="T13">aber:</text:span></text:p>
          <text:list>
            <text:list-item>
              <text:p text:style-name="P43">Literale (Menge von char Literalen mit „“ statt ‚‘ bei chars)</text:p>
              <text:list>
                <text:list-item>
                  <text:p text:style-name="P44">in neueren Jaav-Versionen „““white Spaces <text:span text:style-name="T16">werden Übernommen</text:span>„““</text:p>
                </text:list-item>
              </text:list>
            </text:list-item>
            <text:list-item>
              <text:p text:style-name="P45">+ Operator funktioniert wie str1.concat(str2) <text:span text:style-name="T14">(erstellt neues Objekt) </text:span><text:span text:style-name="T15">(+ mit primitiven Datentypen ergibt String)</text:span></text:p>
            </text:list-item>
          </text:list>
        </text:list-item>
        <text:list-item>
          <text:p text:style-name="P45">Methoden: new String(„“), str.length(), str.charAt(i), str.indexOf(char c), str.matches(„regulärer Ausdruck (. beliebiges zeichen, + Zeichen davor ein oder mehrmal“)</text:p>
        </text:list-item>
        <text:list-item>
          <text:p text:style-name="P46">nützliches: <text:span text:style-name="T1">System.getProperty(„line.seperator“)</text:span></text:p>
        </text:list-item>
      </text:list>
      <text:h text:style-name="Überschrift_20_2" text:outline-level="2"><text:bookmark-start text:name="__RefHeading___Toc543_1028597309"/>Klassen<text:bookmark-end text:name="__RefHeading___Toc543_1028597309"/></text:h>
      <text:list text:style-name="L11">
        <text:list-item>
          <text:p text:style-name="P49">Kopf der Klasse: public class Name{ Methodenrumpf }</text:p>
        </text:list-item>
        <text:list-item>
          <text:p text:style-name="P49">Konstruktor: zugriffsrecht Klassenname(Parameter){Methodenrumpf}<text:line-break/>Suche Speicherplatz, reserviere diesen, Konstruktor aufrufen, Adresse zurückliefern</text:p>
        </text:list-item>
        <text:list-item>
          <text:p text:style-name="P49">Attribute: Klasse/Datentyp name; (Können auch bei Deklaration initialisiert werden, sonst 0/null)</text:p>
        </text:list-item>
        <text:list-item>
          <text:p text:style-name="P49"><text:soft-page-break/>Methoden: Zugriffsrecht Rückgabetyp name(Parameter){Methodenrumpf} (return beendet Methode, geht auch bei void) (Überladen Methoden, die sich nur durch Parameter unterscheiden (evtl. Zusätzlich im Rückgabewert) (oft für Standardwerte))</text:p>
        </text:list-item>
        <text:list-item>
          <text:p text:style-name="P21">Haben eigenen Speicherplatz mit Methodentabelle (Speicheradressen der Methoden (jede M<text:span text:style-name="T8">e</text:span>thode mit einem bestimmten Offset, der sich bei vererbten Methoden nicht ändert)) auf den die Header der Objekte verweisen</text:p>
        </text:list-item>
        <text:list-item>
          <text:p text:style-name="P22">auch Attribute haben festen Speicher offset in Objekten</text:p>
        </text:list-item>
        <text:list-item>
          <text:p text:style-name="P23">Klassenattribute:<text:span text:style-name="T6"> statische Attribute </text:span><text:span text:style-name="T7">(ansprechen über Klasse oder Objekte der Klasse)</text:span></text:p>
        </text:list-item>
        <text:list-item>
          <text:p text:style-name="P24"><text:span text:style-name="T7">K</text:span><text:span text:style-name="T6">lassenmethoden: statische Methoden</text:span></text:p>
        </text:list-item>
        <text:list-item>
          <text:p text:style-name="P49">abstract class</text:p>
          <text:list>
            <text:list-item>
              <text:p text:style-name="P49">kein Objekt mit new erzeugbar</text:p>
            </text:list-item>
            <text:list-item>
              <text:p text:style-name="P49">kann abstract Methoden <text:span text:style-name="T1">ohne Methodenrumpf</text:span> <text:span text:style-name="T20">(auch ohne {}) </text:span>haben</text:p>
            </text:list-item>
          </text:list>
        </text:list-item>
      </text:list>
      <text:h text:style-name="Überschrift_20_2" text:outline-level="2"><text:bookmark-start text:name="__RefHeading___Toc545_1028597309"/>Vererbung<text:bookmark-end text:name="__RefHeading___Toc545_1028597309"/></text:h>
      <text:list text:style-name="L12">
        <text:list-item>
          <text:p text:style-name="P50">extends in Klassenkopf</text:p>
        </text:list-item>
        <text:list-item>
          <text:p text:style-name="P51">Alle Klassen <text:span text:style-name="T42">(die nicht von anderer abgeleitet)</text:span> impliziet von java.lang.Object abgeleitet <text:span text:style-name="T43">(nicht bei Interfaces)<text:line-break/></text:span><text:span text:style-name="T44">hat: obj.eauals(Object other), toString() </text:span><text:span text:style-name="T45">(tun nicht unbedingt wofür sie gedacht sind)<text:line-break/></text:span><text:span text:style-name="T46">(nicht in FOP: professionell ist auch die Funktion hashCode relevant)</text:span></text:p>
        </text:list-item>
        <text:list-item>
          <text:p text:style-name="P50"><text:span text:style-name="Absatz-Standardschriftart"><text:span text:style-name="T1">Basisklasse</text:span></text:span> vererbt alle Attribute und Methoden</text:p>
        </text:list-item>
        <text:list-item>
          <text:p text:style-name="P50">Konstruktoren werden nicht vererbt, erster Konstruktor Aufruf muss super(...) sein (wenn keine Parameter, automatisch von Compiler ergänzt)</text:p>
        </text:list-item>
        <text:list-item>
          <text:p text:style-name="P50">zusätzliche definierbar</text:p>
        </text:list-item>
        <text:list-item>
          <text:p text:style-name="P50">Methoden überschreibar selber Kopf außer Sichtbarkeit kann höher werden)<text:line-break/>auch Methoden der Basisklasse rufen Methoden der <text:span text:style-name="T27">Subtypen</text:span> auf</text:p>
        </text:list-item>
        <text:list-item>
          <text:p text:style-name="P50">super keyword for Basisklasse (only next highest)</text:p>
        </text:list-item>
        <text:list-item>
          <text:p text:style-name="P52">überall wo ein Referenztyp erwartet wird, kann auch ein Objekt eines Subtyps verwendet werden</text:p>
        </text:list-item>
        <text:list-item>
          <text:p text:style-name="P25">Begrifflichkeiten: Supertyp und Subtyp (in FOP: Referenztyp ist <text:span text:style-name="T31">nicht</text:span><text:span text:style-name="T32"> </text:span>sein eigener Super/Subtyp)</text:p>
        </text:list-item>
        <text:list-item>
          <text:p text:style-name="P26">statischer Typ (<text:span text:style-name="T33">Typ einer Referenz</text:span>) bestimmt welche Methoden aufgerufen werden können<text:line-break/>dynamischer Typ (<text:span text:style-name="T33">Typ des </text:span>Objekts <text:span text:style-name="T33">(der Referenz)</text:span>) bestimmt welche Version der Methode aufgerufen wird<text:line-break/><text:span text:style-name="T33">formal gibt es auch den dynamischen Typ Nulltyp</text:span></text:p>
        </text:list-item>
        <text:list-item>
          <text:p text:style-name="P39">Downcast: „gefährliche“ Konversionen müssen explizit erfolgen (Typ) objekt <text:span text:style-name="T34">(man sollte davor </text:span><text:span text:style-name="T35">Operator </text:span><text:span text:style-name="T34">instanceof nutzen)</text:span></text:p>
          <text:list>
            <text:list-item>
              <text:p text:style-name="P27"><text:soft-page-break/>Kurzform: <text:span text:style-name="T36">(</text:span>a instanceof X b<text:span text:style-name="T36">)</text:span> ... b.m1() <text:span text:style-name="T37">(genannt „patern matching“)</text:span></text:p>
            </text:list-item>
          </text:list>
        </text:list-item>
        <text:list-item>
          <text:p text:style-name="P47">final class/<text:span text:style-name="T30">interface</text:span>: keine Klassen ableitbar</text:p>
        </text:list-item>
        <text:list-item>
          <text:p text:style-name="P28">sealed class/<text:span text:style-name="T30">interface</text:span> [extends ... implements ...] permits <text:span text:style-name="T27">Subtyp</text:span>1, ...{} erlaubte Klassen müssen im gleichen Package sein<text:line-break/><text:span text:style-name="T27">Subtypen</text:span><text:span text:style-name="T17"> müssen auch final, sealed oder non-sealed (letzeres bricht diese Pflicht </text:span><text:span text:style-name="T18">explizit</text:span><text:span text:style-name="T17"> auf) sein</text:span></text:p>
        </text:list-item>
      </text:list>
      <text:h text:style-name="Überschrift_20_2" text:outline-level="2"><text:bookmark-start text:name="__RefHeading___Toc651_1028597309"/>Interfaces<text:bookmark-end text:name="__RefHeading___Toc651_1028597309"/></text:h>
      <text:list text:style-name="L13">
        <text:list-item>
          <text:p text:style-name="P53">Public interface Name <text:span text:style-name="T24">[extends otherInferace</text:span><text:span text:style-name="T26">1, otherInterface2, ...</text:span><text:span text:style-name="T24">]</text:span>{}</text:p>
        </text:list-item>
      </text:list>
      <text:list xml:id="list3012751738" text:style-name="L14">
        <text:list-item>
          <text:p text:style-name="P54">Keine Attribute</text:p>
        </text:list-item>
        <text:list-item>
          <text:p text:style-name="P54">deklarierte Methoden (<text:span text:style-name="Absatz-Standardschriftart"><text:span text:style-name="T1">immer public (üblich public wegzulassen</text:span></text:span>, weil sowieso)) (ohne Methodenrumpf, sondern mit Semikolon<text:span text:style-name="T21">)</text:span></text:p>
        </text:list-item>
        <text:list-item>
          <text:p text:style-name="P54">kann statischer Typ sein</text:p>
        </text:list-item>
        <text:list-item>
          <text:p text:style-name="P54">Eine Klasse kann beliebig viele Interfaces <text:span text:style-name="T23">(</text:span><text:span text:style-name="T21">mit implements InterfaceName</text:span><text:span text:style-name="T22">1, ...</text:span><text:span text:style-name="T23">)</text:span> implementieren (muss dann Methoden implementieren)<text:line-break/><text:span text:style-name="T3">erfordern zwei Interfaces die gleiche Methode mit anderem Rückgabetyp, können nicht beide importiert werden</text:span></text:p>
        </text:list-item>
        <text:list-item>
          <text:p text:style-name="P48">final <text:span text:style-name="T19">und selaed wie bei Klassen</text:span></text:p>
        </text:list-item>
        <text:list-item>
          <text:p text:style-name="P56">(in Package java.util.function mehrer mathematische Interfaces mit apply)</text:p>
        </text:list-item>
      </text:list>
      <text:p text:style-name="Heading_20_2">Enumeration</text:p>
      <text:list xml:id="list5642099986266" text:continue-numbering="true" text:style-name="L14">
        <text:list-item>
          <text:p text:style-name="P55">public enum Name { KONSTANTE,... }</text:p>
        </text:list-item>
        <text:list-item>
          <text:p text:style-name="P55">Enums are Classes (Zusammenfassung mehrere Konstanten zu einer Einheit)</text:p>
        </text:list-item>
        <text:list-item>
          <text:p text:style-name="P55">Die Konstanten sind Referenzen zu einem Objekt</text:p>
        </text:list-item>
        <text:list-item>
          <text:p text:style-name="P55">Verwendung: Name variable = Name.KONSTANTE, enum1 == enum2</text:p>
        </text:list-item>
        <text:list-item>
          <text:p text:style-name="P29">Alle abgeleitet von java.lang.Enum<text:span text:style-name="T6"> (aber Klasse icht auf normale Weise von Enum ableitbar)</text:span></text:p>
        </text:list-item>
        <text:list-item>
          <text:p text:style-name="P29">Zu Beginn des Programms werden alle Konstanten als Objekt erzeugt, auf die die Klasse verweist</text:p>
        </text:list-item>
        <text:list-item>
          <text:p text:style-name="P40">keine Vererbung</text:p>
        </text:list-item>
      </text:list>
      <text:p text:style-name="P2">Record Classes</text:p>
      <text:list text:style-name="L15">
        <text:list-item>
          <text:p text:style-name="P57">Vereinfachte Form von Klassen (Sammlung privater Objektattribute <text:span text:style-name="T47">mit standardfunktionalität</text:span>)</text:p>
        </text:list-item>
        <text:list-item>
          <text:p text:style-name="P58">record Name(Typ id, ...){/<text:span text:style-name="T50">*eingeschränkter Klassenrumpf*/</text:span>} <text:span text:style-name="T48">(</text:span><text:span text:style-name="T49">d</text:span><text:span text:style-name="T48">efinierte Attribute private and final)</text:span></text:p>
        </text:list-item>
        <text:list-item>
          <text:p text:style-name="P59">geschenkt: </text:p>
          <text:list>
            <text:list-item>
              <text:p text:style-name="P59"><text:soft-page-break/>Konstruktor <text:span text:style-name="T51">(canonical constructor)</text:span> mit gleichen Parametern, der die Attribute setzt</text:p>
            </text:list-item>
            <text:list-item>
              <text:p text:style-name="P60">rec.attribute(); (wie getter)</text:p>
            </text:list-item>
            <text:list-item>
              <text:p text:style-name="P61">rec.equals(<text:span text:style-name="T52">Object obj</text:span>) <text:span text:style-name="T52">(true bei selbem dynamischen Typ, sowie Wertgleichheit und gleicher </text:span><text:span text:style-name="T53">(dynamischer) </text:span><text:span text:style-name="T52">Typ aller Attribute)</text:span></text:p>
            </text:list-item>
          </text:list>
        </text:list-item>
      </text:list>
      <text:h text:style-name="Überschrift_20_2" text:outline-level="2"><text:bookmark-start text:name="__RefHeading___Toc137_701890271"/>Control Flow Statements<text:bookmark-end text:name="__RefHeading___Toc137_701890271"/></text:h>
      <text:list text:style-name="L16">
        <text:list-item>
          <text:p text:style-name="P62">for(initial Anweisung;Fortzetungsbedinung;Fotzsetzungs-Anweisung){Anweisung /*Schleifenrumpf*/}<text:line-break/><text:span text:style-name="T40">Kurzform </text:span><text:span text:style-name="T41">üfr Arraydurchlauf</text:span><text:span text:style-name="T40">: </text:span><text:span text:style-name="T39">for(Typ identifier : Array){/*Schleifenrumpf*/}</text:span></text:p>
        </text:list-item>
        <text:list-item>
          <text:p text:style-name="P62">while(Fortsetzungsbedingumg){Anweisungen}</text:p>
        </text:list-item>
        <text:list-item>
          <text:p text:style-name="P62">do{Anweisungen}while(Fortzetungsbedingung)</text:p>
        </text:list-item>
        <text:list-item>
          <text:p text:style-name="P62">(anderes Konstrukt) if(Bedinung){Anweisung}else{Anweisung}</text:p>
        </text:list-item>
        <text:list-item>
          <text:p text:style-name="P62">{} kann bei einzelner Anweisung weggelassen werden</text:p>
        </text:list-item>
      </text:list>
      <text:h text:style-name="Überschrift_20_2" text:outline-level="2"><text:bookmark-start text:name="__RefHeading___Toc139_701890271"/>Operatoren<text:bookmark-end text:name="__RefHeading___Toc139_701890271"/></text:h>
      <text:p text:style-name="P1">Binär (zwei Operanden)</text:p>
      <text:p text:style-name="P1">Infix (steht zwische Operanden)</text:p>
      <text:list text:style-name="L17">
        <text:list-item>
          <text:p text:style-name="P63">++, -- (unär, Präfix und Postfix)</text:p>
        </text:list-item>
        <text:list-item>
          <text:p text:style-name="P63">+, -, !, ~ (<text:span text:style-name="Absatz-Standardschriftart"><text:span text:style-name="T1">unär</text:span></text:span>)</text:p>
        </text:list-item>
        <text:list-item>
          <text:p text:style-name="P63">*, /, %</text:p>
        </text:list-item>
        <text:list-item>
          <text:p text:style-name="P63">+, - (binär)</text:p>
        </text:list-item>
        <text:list-item>
          <text:p text:style-name="P63">(&lt;&lt;, &gt;&gt;, &gt;&gt;&gt; (Bitverschiebung) (~, ^, |, &amp;, &lt;&lt;, &gt;&gt;, &gt;&gt;&gt;))</text:p>
        </text:list-item>
        <text:list-item>
          <text:p text:style-name="P63">=, +=. -=, *=, /= (zuweisungsbasierte Operatoren)</text:p>
        </text:list-item>
        <text:list-item>
          <text:p text:style-name="P63">&lt;=, &gt;=, &lt;, &gt; (Vergleichsoperatoren)</text:p>
        </text:list-item>
        <text:list-item>
          <text:p text:style-name="P63">==, !=</text:p>
        </text:list-item>
        <text:list-item>
          <text:p text:style-name="P63">Bitweises &amp; -&gt; ^ -&gt; |</text:p>
        </text:list-item>
        <text:list-item>
          <text:p text:style-name="P63">logisches &amp;&amp; -&gt; ||</text:p>
        </text:list-item>
        <text:list-item>
          <text:p text:style-name="P63">(Bedingung)? (Wert, wenn true): (Wert, wenn false) (tenärer Bedinungsoperator)</text:p>
        </text:list-item>
        <text:list-item>
          <text:p text:style-name="P63">new, instanceof (Bindungsstärke?)</text:p>
        </text:list-item>
      </text:list>
      <text:p text:style-name="Text_20_body"><text:span text:style-name="Absatz-Standardschriftart"><text:span text:style-name="T1">nach Bindungsstärke aufsteigend (transitiv):</text:span></text:span></text:p>
      <text:h text:style-name="Überschrift_20_2" text:outline-level="2"><text:bookmark-start text:name="__RefHeading___Toc141_701890271"/>Statements<text:bookmark-end text:name="__RefHeading___Toc141_701890271"/></text:h>
      <text:list text:style-name="L18">
        <text:list-item>
          <text:p text:style-name="P64">break (beendet (tiefste) Schleife), <text:span text:style-name="Absatz-Standardschriftart"><text:span text:style-name="T1">continue</text:span></text:span> (beendet aktuellen Schleifendurchlauf)</text:p>
        </text:list-item>
      </text:list>
      <text:h text:style-name="Überschrift_20_2" text:outline-level="2"><text:bookmark-start text:name="__RefHeading___Toc143_701890271"/><text:soft-page-break/>Schlüsselwörter<text:bookmark-end text:name="__RefHeading___Toc143_701890271"/></text:h>
      <text:list text:style-name="L19">
        <text:list-item>
          <text:p text:style-name="P65">final (bei Deklaration, macht Konstante)</text:p>
        </text:list-item>
      </text:list>
      <text:h text:style-name="Überschrift_20_2" text:outline-level="2"><text:bookmark-start text:name="__RefHeading___Toc386_686031476"/>Basisfunktionalitäten<text:bookmark-end text:name="__RefHeading___Toc386_686031476"/></text:h>
      <text:list text:style-name="L20">
        <text:list-item>
          <text:p text:style-name="P30">Integer.MAX_VALUE, Double.POSITIVE_INFINITY, Double.NaN</text:p>
        </text:list-item>
        <text:list-item>
          <text:p text:style-name="P30">Thread.sleep(delay (millisekunden))</text:p>
        </text:list-item>
        <text:list-item>
          <text:p text:style-name="P38">java.lang.System</text:p>
        </text:list-item>
      </text:list>
      <text:h text:style-name="Überschrift_20_2" text:outline-level="2"><text:bookmark-start text:name="__RefHeading___Toc388_686031476"/>Seiteneffekte<text:bookmark-end text:name="__RefHeading___Toc388_686031476"/></text:h>
      <text:list text:style-name="L21">
        <text:list-item>
          <text:p text:style-name="P66">(<text:span text:style-name="Absatz-Standardschriftart"><text:span text:style-name="T1">a=b=c=d erlaubt</text:span></text:span>)</text:p>
        </text:list-item>
      </text:list>
      <text:h text:style-name="Überschrift_20_2" text:outline-level="2"><text:bookmark-start text:name="__RefHeading___Toc549_1028597309"/>Javadoc<text:bookmark-end text:name="__RefHeading___Toc549_1028597309"/></text:h>
      <text:list text:style-name="L22">
        <text:list-item>
          <text:p text:style-name="P67">@param name Beschreibung</text:p>
        </text:list-item>
        <text:list-item>
          <text:p text:style-name="P67">@return Beschreibung</text:p>
        </text:list-item>
      </text:list>
      <text:h text:style-name="Überschrift_20_1" text:outline-level="1"><text:bookmark-start text:name="__RefHeading___Toc616_439839225"/>Racket<text:bookmark-end text:name="__RefHeading___Toc616_439839225"/></text:h>
      <text:p text:style-name="Text_20_body"/>
      <text:h text:style-name="Überschrift_20_1" text:outline-level="1"><text:bookmark-start text:name="__RefHeading___Toc618_439839225"/>GUI<text:bookmark-end text:name="__RefHeading___Toc618_439839225"/></text:h>
      <text:h text:style-name="Überschrift_20_2" text:outline-level="2"><text:bookmark-start text:name="__RefHeading___Toc620_439839225"/>(Applet)<text:bookmark-end text:name="__RefHeading___Toc620_439839225"/></text:h>
      <text:list xml:id="list1030799793" text:style-name="L23">
        <text:list-item>
          <text:p text:style-name="P68">Eher leichtgewichtig</text:p>
        </text:list-item>
        <text:list-item>
          <text:p text:style-name="P68">Integration in HTML</text:p>
        </text:list-item>
        <text:list-item>
          <text:p text:style-name="P68">&lt;object codebase="link zum Code”</text:p>
        </text:list-item>
      </text:list>
      <text:p text:style-name="Text_20_body">classid="java:applets.Klassenname.class"</text:p>
      <text:p text:style-name="Text_20_body">codetype="application/x-java-applet”</text:p>
      <text:p text:style-name="Text_20_body">width="breite” height="höhe”&gt;&lt;/object&gt;</text:p>
      <text:list xml:id="list5641976950670" text:continue-numbering="true" text:style-name="L23">
        <text:list-item>
          <text:p text:style-name="P68">entsprechende Klasse wird von java.awt.Applet abgeleitet und die public void paint(Graphics graphics)-Methode überschrieben</text:p>
        </text:list-item>
      </text:list>
      <text:h text:style-name="Überschrift_20_2" text:outline-level="2"><text:bookmark-start text:name="__RefHeading___Toc622_439839225"/>Graphics<text:bookmark-end text:name="__RefHeading___Toc622_439839225"/></text:h>
      <text:list text:style-name="L24">
        <text:list-item>
          <text:p text:style-name="P69">Referenzpunkt für Positionierung von Formen oben links</text:p>
        </text:list-item>
        <text:list-item>
          <text:p text:style-name="P69">Color (new Color(r, g, b) je von 0 bis 255)</text:p>
        </text:list-item>
        <text:list-item>
          <text:p text:style-name="P69">repräsentiert Zeichenfläche und moderiert Zeichnen</text:p>
        </text:list-item>
        <text:list-item>
          <text:p text:style-name="P69">Bsp. Methoden:</text:p>
          <text:list>
            <text:list-item>
              <text:p text:style-name="P69"><text:soft-page-break/>setColor(Color c)</text:p>
            </text:list-item>
            <text:list-item>
              <text:p text:style-name="P69">fillOval(x, y, durchmesser1, durchmesser2)</text:p>
            </text:list-item>
            <text:list-item>
              <text:p text:style-name="P69">drawOval(x, y, d1, d2)</text:p>
            </text:list-item>
            <text:list-item>
              <text:p text:style-name="P69">draw/fillRect(x,y,width; height)</text:p>
            </text:list-item>
            <text:list-item>
              <text:p text:style-name="P69">drawLine(startX, startY, endX, endY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62in" fo:margin-right="0in" fo:hyphenation-ladder-count="no-limit" fo:text-indent="-0.2362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2362in" fo:margin-right="0in" fo:hyphenation-ladder-count="no-limit" fo:text-indent="-0.2362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überschrift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überschrift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ußzeile">FOP – Zusammenfassung<text:tab/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title/>
    <meta:initial-creator>Julius</meta:initial-creator>
    <meta:creation-date>2022-12-18T23:46:00Z</meta:creation-date>
    <dc:date>2022-12-21T00:56:40.803353762</dc:date>
    <meta:editing-cycles>78</meta:editing-cycles>
    <meta:editing-duration>PT2H25M47S</meta:editing-duration>
    <meta:document-statistic meta:table-count="0" meta:image-count="0" meta:object-count="0" meta:page-count="12" meta:paragraph-count="278" meta:word-count="2125" meta:character-count="15359" meta:non-whitespace-character-count="13721"/>
    <meta:template xlink:type="simple" xlink:actuate="onRequest" xlink:title="" xlink:href="Normal.dotm"/>
  </office:meta>
</office:document-meta>
</file>